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25c5" officeooo:paragraph-rsid="000825c5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officeooo:rsid="000825c5" officeooo:paragraph-rsid="000825c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1">Menu</text:p>
      <text:p text:style-name="P1"/>
      <text:p text:style-name="P1">1.Push</text:p>
      <text:p text:style-name="P1">2.Pop</text:p>
      <text:p text:style-name="P1">3.Display</text:p>
      <text:p text:style-name="P1">4.Exit</text:p>
      <text:p text:style-name="P1">Enter your choice: 1</text:p>
      <text:p text:style-name="P1">Enter the element: 9</text:p>
      <text:p text:style-name="P1">Element pushed successfully!!!</text:p>
      <text:p text:style-name="P1"/>
      <text:p text:style-name="P1">Menu</text:p>
      <text:p text:style-name="P1"/>
      <text:p text:style-name="P1">1.Push</text:p>
      <text:p text:style-name="P1">2.Pop</text:p>
      <text:p text:style-name="P1">3.Display</text:p>
      <text:p text:style-name="P1">4.Exit</text:p>
      <text:p text:style-name="P1">Enter your choice: 1</text:p>
      <text:p text:style-name="P1">Enter the element: 8</text:p>
      <text:p text:style-name="P1">Element pushed successfully!!!</text:p>
      <text:p text:style-name="P1"/>
      <text:p text:style-name="P1">Menu</text:p>
      <text:p text:style-name="P1"/>
      <text:p text:style-name="P1">1.Push</text:p>
      <text:p text:style-name="P1">2.Pop</text:p>
      <text:p text:style-name="P1">3.Display</text:p>
      <text:p text:style-name="P1">4.Exit</text:p>
      <text:p text:style-name="P1">Enter your choice: 1</text:p>
      <text:p text:style-name="P1">Enter the element: 7</text:p>
      <text:p text:style-name="P1">Element pushed successfully!!!</text:p>
      <text:p text:style-name="P1"/>
      <text:p text:style-name="P1">Menu</text:p>
      <text:p text:style-name="P1"/>
      <text:p text:style-name="P1">1.Push</text:p>
      <text:p text:style-name="P1">2.Pop</text:p>
      <text:p text:style-name="P1">3.Display</text:p>
      <text:p text:style-name="P1">4.Exit</text:p>
      <text:p text:style-name="P1">Enter your choice: 3</text:p>
      <text:p text:style-name="P1">Elements:</text:p>
      <text:p text:style-name="P1">7</text:p>
      <text:p text:style-name="P1">8</text:p>
      <text:p text:style-name="P1">9</text:p>
      <text:p text:style-name="P1"/>
      <text:p text:style-name="P1"/>
      <text:p text:style-name="P1">Menu</text:p>
      <text:p text:style-name="P1"/>
      <text:p text:style-name="P1">1.Push</text:p>
      <text:p text:style-name="P1">2.Pop</text:p>
      <text:p text:style-name="P1">3.Display</text:p>
      <text:p text:style-name="P1">4.Exit</text:p>
      <text:p text:style-name="P1">Enter your choice: 2</text:p>
      <text:p text:style-name="P1">Element popped successfully!!!</text:p>
      <text:p text:style-name="P1"><text:soft-page-break/></text:p>
      <text:p text:style-name="P1">Menu</text:p>
      <text:p text:style-name="P1"/>
      <text:p text:style-name="P1">1.Push</text:p>
      <text:p text:style-name="P1">2.Pop</text:p>
      <text:p text:style-name="P1">3.Display</text:p>
      <text:p text:style-name="P1">4.Exit</text:p>
      <text:p text:style-name="P1">Enter your choice: 3</text:p>
      <text:p text:style-name="P1">Elements:</text:p>
      <text:p text:style-name="P1">8</text:p>
      <text:p text:style-name="P1">9</text:p>
      <text:p text:style-name="P1"/>
      <text:p text:style-name="P1"/>
      <text:p text:style-name="P1">Menu</text:p>
      <text:p text:style-name="P1"/>
      <text:p text:style-name="P1">1.Push</text:p>
      <text:p text:style-name="P1">2.Pop</text:p>
      <text:p text:style-name="P1">3.Display</text:p>
      <text:p text:style-name="P1">4.Exit</text:p>
      <text:p text:style-name="P1">Enter your choice: 4</text:p>
      <text:p text:style-name="P1"/>
      <text:p text:style-name="P1"/>
      <text:p text:style-name="P1">------------------</text:p>
      <text:p text:style-name="P1">(program exited with code: 0)</text:p>
      <text:p text:style-name="P1">Press return to contin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1:43:54.028332340</meta:creation-date>
    <dc:date>2020-11-12T21:45:20.665707310</dc:date>
    <meta:editing-duration>PT1M27S</meta:editing-duration>
    <meta:editing-cycles>1</meta:editing-cycles>
    <meta:document-statistic meta:table-count="0" meta:image-count="0" meta:object-count="0" meta:page-count="2" meta:paragraph-count="60" meta:word-count="105" meta:character-count="630" meta:non-whitespace-character-count="585"/>
    <meta:generator>LibreOffice/6.4.6.2$Linux_X86_64 LibreOffice_project/40$Build-2</meta:generator>
  </office:meta>
</office:document-meta>
</file>